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3465a4" draw:fill="solid" draw:textarea-vertical-align="middle"/>
    </style:style>
    <style:style style:name="P1" style:family="paragraph">
      <loext:graphic-properties draw:fill="solid"/>
      <style:paragraph-properties fo:text-align="center"/>
    </style:style>
  </office:automatic-styles>
  <office:body>
    <office:drawing>
      <draw:page draw:name="page1" draw:style-name="dp1" draw:master-page-name="Default">
        <draw:path draw:style-name="gr1" draw:text-style-name="P1" draw:layer="layout" svg:width="11.763cm" svg:height="13.636cm" draw:transform="rotate (-0.927293431584587) translate (12.8131347646261cm 9.89786977402237cm)" svg:viewBox="0 0 11764 13637" svg:d="M0 13055c536-61 947 282 1462 356 653 95 1289 302 1974 198 758-116 1515-244 2235-545 726-305 1312-815 2006-1162 462-231 798-645 1184-987 503-445 894-978 1312-1485 429-521 691-1118 995-1722 329-654 702-1377 569-2140-114-653-15-1272-221-1942-172-556-338-1116-727-1533-442-473-805-1063-1429-1319-412-169-813-362-1209-560l-285-214">
          <text:p/>
        </draw:path>
        <draw:path draw:style-name="gr1" draw:text-style-name="P1" draw:layer="layout" svg:width="9.947cm" svg:height="4.008cm" draw:transform="skewX (-4.67001186538259E-017) rotate (-1.25401906755793) translate (5.015cm 3.554cm)" svg:viewBox="0 0 9948 4009" svg:d="M0 0c899 161 1712 578 2626 737 1511 262 2823 1116 4218 1715 847 364 1659 796 2453 1261l464 235 187 61">
          <text:p/>
        </draw:path>
        <draw:path draw:style-name="gr1" draw:text-style-name="P1" draw:layer="layout" svg:width="8.636cm" svg:height="3.528cm" draw:transform="rotate (-1.43099545371015) translate (14.611cm 4.107cm)" svg:viewBox="0 0 8637 3529" svg:d="M0 0c807 132 1588 400 2325 766 1290 642 2642 1149 3936 1790 504 250 1024 465 1537 695l375 172 385 95 79 11">
          <text:p/>
        </draw:path>
        <draw:path draw:style-name="gr1" draw:text-style-name="P1" draw:layer="layout" svg:width="15.658cm" svg:height="3.349cm" draw:transform="skewX (-3.55094514622257E-017) rotate (0.242077167251613) translate (2.35656060916399cm 17.7596216517946cm)" svg:viewBox="0 0 15659 3350" svg:d="M0 52c672-145 1343 43 1983 205 1378 349 2770 606 4140 1023 641 194 1151 508 1794 645 824 176 1632 419 2443 645 651 181 1318 278 1984 367 545 73 1098 49 1648 82 520 32 1010 183 1514 293l153 38">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FreeSans1"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FreeSerif" fo:font-size="24pt" fo:language="en" fo:country="US" style:font-name-asian="Cantarell" style:font-size-asian="24pt" style:language-asian="zh" style:country-asian="CN" style:font-name-complex="Free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6T09:50:40.123945343</meta:creation-date>
    <dc:date>2020-04-16T09:51:29.152383513</dc:date>
    <meta:editing-duration>PT49S</meta:editing-duration>
    <meta:editing-cycles>1</meta:editing-cycles>
    <meta:document-statistic meta:object-count="4"/>
    <meta:generator>LibreOffice/6.4.2.2$Linux_X86_64 LibreOffice_project/40$Build-2</meta:generator>
  </office:meta>
</office:document-meta>
</file>